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AC96E64AC625519EDB.png" manifest:media-type="image/png"/>
  <manifest:file-entry manifest:full-path="Pictures/1000020100000258000001AC5D7600DD37E8247E.png" manifest:media-type="image/png"/>
  <manifest:file-entry manifest:full-path="Pictures/10000000000001B500000111106CA98C1345DDBA.png" manifest:media-type="image/png"/>
  <manifest:file-entry manifest:full-path="Pictures/10000000000001A800000026E59D010482E6B1AE.png" manifest:media-type="image/png"/>
  <manifest:file-entry manifest:full-path="Pictures/1000020100000258000001ACC74884F744DDEB1F.png" manifest:media-type="image/png"/>
  <manifest:file-entry manifest:full-path="Pictures/100000000000017D0000004679087B9004065AD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officeooo:rsid="00200ac3" officeooo:paragraph-rsid="00200ac3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7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.63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76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ght Sources</text:p>
      <text:p text:style-name="P1"/>
      <text:p text:style-name="P1"><draw:frame draw:style-name="fr1" draw:name="Image1" text:anchor-type="paragraph" svg:x="-0.349cm" svg:y="0.265cm" svg:width="10.081cm" svg:height="1.852cm" draw:z-index="0"><draw:image xlink:href="Pictures/100000000000017D0000004679087B9004065ADB.png" xlink:type="simple" xlink:show="embed" xlink:actuate="onLoad"/></draw:frame></text:p>
      <text:p text:style-name="P1"/>
      <text:p text:style-name="P1"/>
      <text:p text:style-name="P1"/>
      <text:p text:style-name="P1"><draw:frame draw:style-name="fr2" draw:name="Image2" text:anchor-type="paragraph" svg:x="-0.84cm" svg:y="0.106cm" svg:width="15.875cm" svg:height="10.645cm" draw:z-index="1"><draw:image xlink:href="Pictures/1000020100000258000001ACC74884F744DDEB1F.png" xlink:type="simple" xlink:show="embed" xlink:actuate="onLoad"/></draw:frame></text:p>
      <text:p text:style-name="P1">Material</text:p>
      <text:p text:style-name="P1"/>
      <text:p text:style-name="P1"><draw:frame draw:style-name="fr1" draw:name="Image3" text:anchor-type="paragraph" svg:x="-0.27cm" svg:y="0.159cm" svg:width="11.562cm" svg:height="7.223cm" draw:z-index="2"><draw:image xlink:href="Pictures/10000000000001B500000111106CA98C1345DD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paragraph" svg:width="15.875cm" svg:height="10.689cm" draw:z-index="3"><draw:image xlink:href="Pictures/1000020100000258000001AC96E64AC625519EDB.png" xlink:type="simple" xlink:show="embed" xlink:actuate="onLoad"/></draw:frame><text:soft-page-break/></text:p>
      <text:p text:style-name="P1"/>
      <text:p text:style-name="P1">Lighting Model</text:p>
      <text:p text:style-name="P1"/>
      <text:p text:style-name="P1"><draw:frame draw:style-name="fr1" draw:name="Image5" text:anchor-type="paragraph" svg:x="0.007cm" svg:y="0.265cm" svg:width="11.218cm" svg:height="1.005cm" draw:z-index="4"><draw:image xlink:href="Pictures/10000000000001A800000026E59D010482E6B1AE.png" xlink:type="simple" xlink:show="embed" xlink:actuate="onLoad"/></draw:frame></text:p>
      <text:p text:style-name="P1"/>
      <text:p text:style-name="P1"><draw:frame draw:style-name="fr4" draw:name="Image6" text:anchor-type="paragraph" svg:x="-0.205cm" svg:y="1.439cm" svg:width="15.875cm" svg:height="10.649cm" draw:z-index="5"><draw:image xlink:href="Pictures/1000020100000258000001AC5D7600DD37E824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9-11-22T11:37:12.567500917</dc:date>
    <meta:editing-duration>PT7M50S</meta:editing-duration>
    <meta:editing-cycles>1</meta:editing-cycles>
    <meta:document-statistic meta:table-count="0" meta:image-count="6" meta:object-count="0" meta:page-count="2" meta:paragraph-count="3" meta:word-count="5" meta:character-count="35" meta:non-whitespace-character-count="33"/>
  </office:meta>
</office:document-meta>
</file>